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auto-grow-height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99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085cm" fo:min-width="23.6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40.007cm"/>
    </style:style>
    <style:style style:name="gr9" style:family="graphic" style:parent-style-name="standard">
      <style:graphic-properties draw:stroke="none" svg:stroke-color="#0084d1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37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2cm" fo:min-width="10.374cm"/>
    </style:style>
    <style:style style:name="pr1" style:family="presentation" style:parent-style-name="Default_20_1-notes">
      <style:graphic-properties draw:fill-color="#ffffff" draw:auto-grow-height="true" fo:min-height="12.573cm"/>
    </style:style>
    <style:style style:name="pr2" style:family="presentation" style:parent-style-name="Default_20_1-title">
      <style:graphic-properties draw:auto-grow-height="true" fo:min-height="2.108cm"/>
    </style:style>
    <style:style style:name="pr3" style:family="presentation" style:parent-style-name="Default_20_1-subtitle">
      <style:graphic-properties draw:fill-color="#ffffff" draw:auto-grow-height="true" fo:min-height="12.7cm"/>
    </style:style>
    <style:style style:name="pr4" style:family="presentation" style:parent-style-name="Default_20_1-notes">
      <style:graphic-properties draw:fill-color="#ffffff" fo:min-height="12.322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color="#0066cc"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text-align="start" style:text-autospace="none"/>
      <style:text-properties fo:color="#0066cc" fo:font-family="'Courier New'" style:font-family-generic="modern" style:font-pitch="fixed" fo:font-size="22pt" style:font-family-asian="'Courier New'" style:font-family-generic-asian="modern" style:font-pitch-asian="fixed" style:font-size-asian="22pt" style:font-family-complex="'Courier New'" style:font-family-generic-complex="modern" style:font-pitch-complex="fixed" style:font-size-complex="22pt"/>
    </style:style>
    <style:style style:name="P5" style:family="paragraph">
      <style:paragraph-properties fo:text-align="start" style:text-autospace="none"/>
      <style:text-properties fo:font-family="'Courier New'" style:font-family-generic="modern" style:font-pitch="fixed" fo:font-size="11pt" style:font-family-asian="'Courier New'" style:font-family-generic-asian="modern" style:font-pitch-asian="fixed" style:font-size-asian="11pt" style:font-family-complex="'Courier New'" style:font-family-generic-complex="modern" style:font-pitch-complex="fixed" style:font-size-complex="6.30000019073486pt"/>
    </style:style>
    <style:style style:name="P6" style:family="paragraph">
      <style:paragraph-properties fo:margin-left="0cm" fo:margin-right="0cm" fo:text-align="start" fo:text-indent="0cm" style:text-autospace="none"/>
      <style:text-properties fo:color="#0066cc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P7" style:family="paragraph">
      <style:paragraph-properties style:text-autospace="none"/>
      <style:text-properties fo:font-family="'Courier New'" style:font-family-generic="modern" style:font-pitch="fixed" fo:font-size="11pt" style:font-family-asian="'Courier New'" style:font-family-generic-asian="modern" style:font-pitch-asian="fixed" style:font-size-asian="11pt" style:font-family-complex="'Courier New'" style:font-family-generic-complex="modern" style:font-pitch-complex="fixed" style:font-size-complex="6.30000019073486pt"/>
    </style:style>
    <style:style style:name="P8" style:family="paragraph">
      <style:paragraph-properties style:text-autospace="none"/>
      <style:text-properties fo:color="#0066cc" fo:font-family="'Courier New'" style:font-family-generic="modern" style:font-pitch="fixed" fo:font-size="11pt" style:font-family-asian="'Courier New'" style:font-family-generic-asian="modern" style:font-pitch-asian="fixed" style:font-size-asian="11pt" style:font-family-complex="'Courier New'" style:font-family-generic-complex="modern" style:font-pitch-complex="fixed" style:font-size-complex="6.30000019073486pt"/>
    </style:style>
    <style:style style:name="P9" style:family="paragraph">
      <style:paragraph-properties style:text-autospace="none"/>
      <style:text-properties fo:color="#0066cc" fo:font-family="'Courier New'" style:font-family-generic="modern" style:font-pitch="fixed" fo:font-size="36pt" style:font-family-asian="'Courier New'" style:font-family-generic-asian="modern" style:font-pitch-asian="fixed" style:font-size-asian="36pt" style:font-family-complex="'Courier New'" style:font-family-generic-complex="modern" style:font-pitch-complex="fixed" style:font-size-complex="36pt"/>
    </style:style>
    <style:style style:name="P10" style:family="paragraph">
      <style:text-properties fo:color="#0066cc" fo:font-size="36pt" style:font-size-asian="36pt" style:font-size-complex="36pt"/>
    </style:style>
    <style:style style:name="P11" style:family="paragraph">
      <style:text-properties fo:color="#0066cc" fo:font-size="18pt" style:font-size-asian="18pt" style:font-size-complex="18pt"/>
    </style:style>
    <style:style style:name="P12" style:family="paragraph">
      <style:paragraph-properties fo:text-align="center" style:text-autospace="none"/>
      <style:text-properties fo:color="#0066cc" fo:font-family="'Courier New'" style:font-family-generic="modern" style:font-pitch="fixed" fo:font-size="36pt" fo:font-weight="bold" style:font-family-asian="'Courier New'" style:font-family-generic-asian="modern" style:font-pitch-asian="fixed" style:font-size-asian="36pt" style:font-weight-asian="bold" style:font-family-complex="'Courier New'" style:font-family-generic-complex="modern" style:font-pitch-complex="fixed" style:font-size-complex="36pt" style:font-weight-complex="bold"/>
    </style:style>
    <style:style style:name="P13" style:family="paragraph">
      <style:paragraph-properties style:text-autospace="none"/>
      <style:text-properties fo:color="#0066cc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P14" style:family="paragraph">
      <style:text-properties fo:color="#0066cc" fo:font-size="14pt" style:font-size-asian="14pt" style:font-size-complex="14pt"/>
    </style:style>
    <style:style style:name="P15" style:family="paragraph">
      <style:paragraph-properties fo:text-align="center" style:text-autospace="none"/>
      <style:text-properties fo:color="#0066cc" fo:font-family="'Courier New'" style:font-family-generic="modern" style:font-pitch="fixed" fo:font-size="28pt" fo:font-weight="bold" style:font-family-asian="'Courier New'" style:font-family-generic-asian="modern" style:font-pitch-asian="fixed" style:font-size-asian="28pt" style:font-weight-asian="bold" style:font-family-complex="'Courier New'" style:font-family-generic-complex="modern" style:font-pitch-complex="fixed" style:font-size-complex="28pt" style:font-weight-complex="bold"/>
    </style:style>
    <style:style style:name="P16" style:family="paragraph">
      <style:paragraph-properties fo:text-align="center"/>
      <style:text-properties fo:color="#0066cc" fo:font-size="28pt" fo:font-weight="bold" style:font-size-asian="28pt" style:font-weight-asian="bold" style:font-size-complex="28pt" style:font-weight-complex="bold"/>
    </style:style>
    <style:style style:name="P17" style:family="paragraph">
      <style:paragraph-properties style:text-autospace="none"/>
      <style:text-properties fo:font-family="'Courier New'" style:font-family-generic="modern" style:font-pitch="fixed" fo:font-size="16pt" style:font-family-asian="'Courier New'" style:font-family-generic-asian="modern" style:font-pitch-asian="fixed" style:font-size-asian="11pt" style:font-family-complex="'Courier New'" style:font-family-generic-complex="modern" style:font-pitch-complex="fixed" style:font-size-complex="6.19999980926514pt"/>
    </style:style>
    <style:style style:name="P18" style:family="paragraph">
      <style:text-properties fo:font-size="16pt" style:font-size-complex="6.19999980926514pt"/>
    </style:style>
    <style:style style:name="P19" style:family="paragraph">
      <style:paragraph-properties fo:text-align="center" style:text-autospace="none"/>
      <style:text-properties fo:color="#0084d1" fo:font-family="'Courier New'" style:font-family-generic="modern" style:font-pitch="fixed" fo:font-size="36pt" fo:font-weight="bold" style:font-family-asian="'Courier New'" style:font-family-generic-asian="modern" style:font-pitch-asian="fixed" style:font-size-asian="11pt" style:font-family-complex="'Courier New'" style:font-family-generic-complex="modern" style:font-pitch-complex="fixed" style:font-size-complex="6.19999980926514pt"/>
    </style:style>
    <style:style style:name="P20" style:family="paragraph">
      <style:paragraph-properties fo:text-align="center"/>
      <style:text-properties fo:color="#0084d1" fo:font-size="36pt" fo:font-weight="bold" style:font-size-complex="6.19999980926514pt"/>
    </style:style>
    <style:style style:name="P21" style:family="paragraph">
      <style:paragraph-properties style:text-autospace="none"/>
      <style:text-properties fo:color="#0066cc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P22" style:family="paragraph">
      <style:paragraph-properties fo:text-align="center" style:text-autospace="none"/>
      <style:text-properties fo:font-family="'Courier New'" style:font-family-generic="modern" style:font-pitch="fixed" fo:font-size="11pt" style:font-family-asian="'Courier New'" style:font-family-generic-asian="modern" style:font-pitch-asian="fixed" style:font-size-asian="11pt" style:font-family-complex="'Courier New'" style:font-family-generic-complex="modern" style:font-pitch-complex="fixed" style:font-size-complex="6.30000019073486pt"/>
    </style:style>
    <style:style style:name="P23" style:family="paragraph">
      <style:paragraph-properties style:text-autospace="none"/>
      <style:text-properties fo:font-family="'Courier New'" style:font-family-generic="modern" style:font-pitch="fixed" fo:font-size="18pt" style:font-family-asian="'Courier New'" style:font-family-generic-asian="modern" style:font-pitch-asian="fixed" style:font-size-asian="11pt" style:font-family-complex="'Courier New'" style:font-family-generic-complex="modern" style:font-pitch-complex="fixed" style:font-size-complex="6.30000019073486pt"/>
    </style:style>
    <style:style style:name="P24" style:family="paragraph">
      <style:text-properties fo:font-size="20pt"/>
    </style:style>
    <style:style style:name="T1" style:family="text">
      <style:text-properties fo:color="#000000" style:text-line-through-style="none" fo:font-family="Georgia"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000000" style:text-line-through-style="none" fo:font-family="Georgia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ff0000" style:text-line-through-style="none" fo:font-family="Georgia"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color="#0066cc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66cc" style:text-outline="false" style:text-line-through-style="none" fo:font-family="'Courier New'" style:font-family-generic="modern" style:font-pitch="fixed" fo:font-size="22pt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font-style-asian="normal" style:font-weight-asian="normal" style:font-family-complex="'Courier New'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66cc" fo:font-size="18pt" style:font-size-asian="18pt" style:font-size-complex="18pt"/>
    </style:style>
    <style:style style:name="T7" style:family="text">
      <style:text-properties fo:color="#0066cc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66cc" style:text-outline="false" style:text-line-through-style="none" fo:font-family="'Courier New'" style:font-family-generic="modern" style:font-pitch="fixed" fo:font-size="18pt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66cc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0066cc" style:text-outline="false" style:text-line-through-style="none" fo:font-family="'Courier New'" style:font-family-generic="modern" style:font-pitch="fixed" fo:font-size="36pt" fo:font-style="normal" fo:text-shadow="none" style:text-underline-style="none" fo:font-weight="bold" style:letter-kerning="true" style:font-family-asian="'Courier New'" style:font-family-generic-asian="modern" style:font-pitch-asian="fixed" style:font-size-asian="36pt" style:font-style-asian="normal" style:font-weight-asian="bold" style:font-family-complex="'Courier New'" style:font-family-generic-complex="modern" style:font-pitch-complex="fixed" style:font-size-complex="3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66cc" fo:font-size="14pt" style:font-size-asian="14pt" style:font-size-complex="14pt"/>
    </style:style>
    <style:style style:name="T12" style:family="text">
      <style:text-properties fo:color="#0066cc" style:text-outline="false" style:text-line-through-style="none" fo:font-family="'Courier New'" style:font-family-generic="modern" style:font-pitch="fixed" fo:font-size="28pt" fo:font-style="normal" fo:text-shadow="none" style:text-underline-style="none" fo:font-weight="bold" style:letter-kerning="true" style:font-family-asian="'Courier New'" style:font-family-generic-asian="modern" style:font-pitch-asian="fixed" style:font-size-asian="28pt" style:font-style-asian="normal" style:font-weight-asian="bold" style:font-family-complex="'Courier New'" style:font-family-generic-complex="modern" style:font-pitch-complex="fixed" style:font-size-complex="2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66cc" fo:font-size="22pt" style:font-size-asian="22pt" style:font-size-complex="22pt"/>
    </style:style>
    <style:style style:name="T14" style:family="text">
      <style:text-properties fo:font-size="16pt" style:font-size-complex="6.19999980926514pt"/>
    </style:style>
    <style:style style:name="T15" style:family="text">
      <style:text-properties fo:color="#0084d1" style:text-outline="false" style:text-line-through-style="none" fo:font-family="'Courier New'" style:font-family-generic="modern" style:font-pitch="fixed" fo:font-size="36pt" fo:font-style="normal" fo:text-shadow="none" style:text-underline-style="none" fo:font-weight="bold" style:letter-kerning="true" style:font-family-asian="'Courier New'" style:font-family-generic-asian="modern" style:font-pitch-asian="fixed" style:font-size-asian="11pt" style:font-style-asian="normal" style:font-weight-asian="normal" style:font-family-complex="'Courier New'" style:font-family-generic-complex="modern" style:font-pitch-complex="fixed" style:font-size-complex="6.199999809265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66cc" style:text-outline="false" style:text-line-through-style="none" fo:font-family="'Courier New'" style:font-family-generic="modern" style:font-pitch="fixed" fo:font-size="16pt" fo:font-style="normal" fo:text-shadow="none" style:text-underline-style="none" fo:font-weight="bold" style:letter-kerning="true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66cc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>
        <office:forms form:automatic-focus="false" form:apply-design-mode="false"/>
        <draw:custom-shape draw:name="Subtitle 2" draw:style-name="gr1" draw:text-style-name="P2" draw:layer="layout" svg:width="23.494cm" svg:height="8.042cm" svg:x="0.635cm" svg:y="6.985cm">
          <text:p text:style-name="P1"><text:span text:style-name="T1">jQuery</text:span><text:span text:style-name="T2"> <text:s/></text:span></text:p>
          <text:p text:style-name="P1"><text:span text:style-name="T2">BY </text:span></text:p>
          <text:p text:style-name="P1"><text:span text:style-name="T1">K.SIVA KUMAR</text:span></text:p>
          <text:p text:style-name="P1"><text:span text:style-name="T3">sivakumar@ymail.co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0">
        <office:forms form:automatic-focus="false" form:apply-design-mode="false"/>
        <draw:frame presentation:style-name="pr2" draw:text-style-name="P3" draw:layer="layout" svg:width="23.706cm" svg:height="2.108cm" svg:x="0.838cm" svg:y="0.635cm" presentation:class="title">
          <draw:text-box>
            <text:p text:style-name="P3"><text:span text:style-name="T4">Introduction to jQuery</text:span></text:p>
          </draw:text-box>
        </draw:frame>
        <draw:frame presentation:style-name="pr3" draw:text-style-name="P4" draw:layer="layout" svg:width="23.621cm" svg:height="12.7cm" svg:x="0.838cm" svg:y="4.242cm" presentation:class="subtitle">
          <draw:text-box>
            <text:list text:style-name="L1">
              <text:list-item>
                <text:p text:style-name="P4"><text:span text:style-name="T5">jQuery is a fast and concise JavaScript Library that simplifies HTML document traversing, event handling, animating, and Ajax interactions for rapid web development.</text:span></text:p>
              </text:list-item>
              <text:list-item>
                <text:p text:style-name="P5"><text:span text:style-name="T5">JQuery download (http://jquery.com/)</text:span></text:p>
                <text:p text:style-name="P5"><text:span text:style-name="T5"><text:tab/></text:span><text:span text:style-name="T5">Examples of JQuery Websites : </text:span></text:p>
                <text:p text:style-name="P5"><text:span text:style-name="T5"><text:tab/></text:span><text:span text:style-name="T5"><text:tab/></text:span><text:span text:style-name="T5">1.Google also using JQ(www.google.com).</text:span></text:p>
                <text:p text:style-name="P5"><text:span text:style-name="T5"><text:tab/></text:span><text:span text:style-name="T5"><text:tab/></text:span><text:span text:style-name="T5">2.Entertainment Arts uses JQ(www.ea.com).</text:span></text:p>
                <text:p text:style-name="P5"><text:span text:style-name="T5"><text:tab/></text:span><text:span text:style-name="T5"><text:tab/></text:span><text:span text:style-name="T5">3.wordpress(wordpress.org)</text:span></text:p>
                <text:p text:style-name="P5"><text:span text:style-name="T5"><text:tab/></text:span><text:span text:style-name="T5"><text:tab/></text:span><text:span text:style-name="T5">4.twitter(http://twitter.com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0">
        <office:forms form:automatic-focus="false" form:apply-design-mode="false"/>
        <draw:frame presentation:style-name="pr2" draw:text-style-name="P3" draw:layer="layout" svg:width="23.706cm" svg:height="2.108cm" svg:x="0.838cm" svg:y="0.635cm" presentation:class="title">
          <draw:text-box>
            <text:p text:style-name="P3"><text:span text:style-name="T4">What is jQuery</text:span></text:p>
          </draw:text-box>
        </draw:frame>
        <draw:frame presentation:style-name="pr3" draw:text-style-name="P6" draw:layer="layout" svg:width="23.621cm" svg:height="12.7cm" svg:x="0.838cm" svg:y="4.242cm" presentation:class="subtitle">
          <draw:text-box>
            <text:list text:style-name="L1">
              <text:list-item>
                <text:p text:style-name="P6"><text:span text:style-name="T6">1.JQuery is a free available, opensource javascript library.</text:span></text:p>
              </text:list-item>
              <text:list-item>
                <text:p text:style-name="P6"><text:span text:style-name="T6">2.JQuery is used in creating highly responsive web pages.</text:span></text:p>
              </text:list-item>
              <text:list-item>
                <text:p text:style-name="P6"><text:span text:style-name="T6">3.works across all modern browsers.</text:span></text:p>
              </text:list-item>
              <text:list-item>
                <text:p text:style-name="P6"><text:span text:style-name="T6">4.abstracts away browser-specific features,allowing you to </text:span><text:span text:style-name="T6"><text:tab/></text:span><text:span text:style-name="T6"><text:tab/></text:span><text:span text:style-name="T6">concentrate on design.</text:span></text:p>
              </text:list-item>
              <text:list-item>
                <text:p text:style-name="P6"><text:span text:style-name="T6">5.JQuery focuses on simplifying common scripting tasks</text:span></text:p>
                <text:p text:style-name="P6"><text:span text:style-name="T6">(i).getting and manipulating page content.(DOM:document </text:span><text:span text:style-name="T6"><text:tab/></text:span><text:span text:style-name="T6"><text:tab/></text:span><text:span text:style-name="T6"><text:tab/></text:span><text:span text:style-name="T6">object model).</text:span></text:p>
                <text:p text:style-name="P6"><text:span text:style-name="T6">(ii).working with modern browser event model(key task).</text:span></text:p>
                <text:p text:style-name="P6"><text:span text:style-name="T6">(iii).adding sophisticated transition effects like </text:span><text:span text:style-name="T6"><text:tab/></text:span><text:span text:style-name="T6"><text:tab/></text:span><text:span text:style-name="T6"><text:tab/></text:span><text:span text:style-name="T6"><text:tab/></text:span><text:span text:style-name="T6">fading,animation etc.</text:span></text:p>
              </text:list-item>
              <text:list-item>
                <text:p text:style-name="P7"><text:span text:style-name="T6">6.Javascript has become essential to current web page </text:span><text:span text:style-name="T6"><text:tab/></text:span><text:span text:style-name="T6"><text:tab/></text:span><text:span text:style-name="T6"><text:tab/></text:span><text:span text:style-name="T6">development, but.., Javascript is not <text:s/>a good language </text:span><text:span text:style-name="T6"><text:tab/></text:span><text:span text:style-name="T6"><text:tab/></text:span><text:span text:style-name="T6">design</text:span></text:p>
              </text:list-item>
              <text:list-item>
                <text:p text:style-name="P5"><text:span text:style-name="T6">7.Javascript has become bloated</text:span></text:p>
              </text:list-item>
            </text:list>
            <text:p text:style-name="P5"><text:span text:style-name="T6"><text:s/></text:span><text:span text:style-name="T6">(i).DOM navigation</text:span></text:p>
            <text:p text:style-name="P5"><text:span text:style-name="T6"><text:s/></text:span><text:span text:style-name="T6">(ii).Browser differen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0">
        <office:forms form:automatic-focus="false" form:apply-design-mode="false"/>
        <draw:frame draw:style-name="gr3" draw:text-style-name="P8" draw:layer="layout" svg:width="23.495cm" svg:height="5.643cm" svg:x="0.635cm" svg:y="4.31cm">
          <draw:text-box>
            <text:list text:style-name="L1">
              <text:list-item>
                <text:p text:style-name="P8"><text:span text:style-name="T6">8.Writing Javascript code is tedious, time-consuming, and </text:span><text:span text:style-name="T6"><text:tab/></text:span><text:span text:style-name="T6"><text:tab/></text:span><text:span text:style-name="T6">error-prone</text:span></text:p>
              </text:list-item>
              <text:list-item>
                <text:p text:style-name="P8"><text:span text:style-name="T6">9.jQuery makes writing Javascript much easier</text:span></text:p>
                <text:p text:style-name="P8"><text:span text:style-name="T6">(i).DOM navigation (css-like syntax)</text:span></text:p>
                <text:p text:style-name="P8"><text:span text:style-name="T6">(ii).Apply methods to sets of DOM elements</text:span></text:p>
                <text:p text:style-name="P8"><text:span text:style-name="T6">(iii).Builder model (chain method calls)</text:span></text:p>
                <text:p text:style-name="P8"><text:span text:style-name="T6">(iv).Extensible and there are tons of libraries</text:span></text:p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>
        <office:forms form:automatic-focus="false" form:apply-design-mode="false"/>
        <draw:frame draw:style-name="gr4" draw:text-style-name="P10" draw:layer="layout" svg:width="24.13cm" svg:height="1.127cm" svg:x="0.635cm" svg:y="1.27cm">
          <draw:text-box>
            <text:p text:style-name="P9"><text:span text:style-name="T7">BASIC JQuery SELECTORS</text:span><text:span text:style-name="T8">(similar to Cascading Style Sheets)</text:span></text:p>
          </draw:text-box>
        </draw:frame>
        <draw:frame draw:style-name="gr5" draw:text-style-name="P11" draw:layer="layout" svg:width="24.13cm" svg:height="13.335cm" svg:x="0.635cm" svg:y="3.81cm">
          <draw:text-box>
            <text:p text:style-name="P8"><text:span text:style-name="T9">SELECTOR</text:span><text:span text:style-name="T6"><text:tab/></text:span><text:span text:style-name="T6"><text:tab/></text:span><text:span text:style-name="T6"><text:tab/></text:span><text:span text:style-name="T6"><text:tab/></text:span><text:span text:style-name="T9">PURPOSE</text:span></text:p>
            <text:p text:style-name="P8"><text:span text:style-name="T6">Tag Name</text:span><text:span text:style-name="T6"><text:tab/></text:span><text:span text:style-name="T6"><text:tab/></text:span><text:span text:style-name="T6"><text:tab/></text:span><text:span text:style-name="T6"><text:tab/></text:span><text:span text:style-name="T6">Finds All Elements That Are Named Tag Name</text:span></text:p>
            <text:p text:style-name="P8"><text:span text:style-name="T6">#identifier</text:span><text:span text:style-name="T6"><text:tab/></text:span><text:span text:style-name="T6"><text:tab/></text:span><text:span text:style-name="T6"><text:tab/></text:span><text:span text:style-name="T6">Finds All Elements with ID of identifier</text:span></text:p>
            <text:p text:style-name="P8"><text:span text:style-name="T6">.classname</text:span><text:span text:style-name="T6"><text:tab/></text:span><text:span text:style-name="T6"><text:tab/></text:span><text:span text:style-name="T6"><text:tab/></text:span><text:span text:style-name="T6">Finds All Elements that have class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attribute with the value of classname</text:span></text:p>
            <text:p text:style-name="P8"><text:span text:style-name="T6">tag.classname</text:span><text:span text:style-name="T6"><text:tab/></text:span><text:span text:style-name="T6"><text:tab/></text:span><text:span text:style-name="T6"><text:tab/></text:span><text:span text:style-name="T6">Gets elements of type tag that have a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class attribute with the value of a class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name</text:span></text:p>
            <text:p text:style-name="P8"><text:span text:style-name="T6">tag#id.classname</text:span><text:span text:style-name="T6"><text:tab/></text:span><text:span text:style-name="T6"><text:tab/></text:span><text:span text:style-name="T6">Retrieves the tag element that has an ID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of id and a class attribute with the value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of class name</text:span></text:p>
            <text:p text:style-name="P8"><text:span text:style-name="T6">*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Finds all elements in the p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>
        <office:forms form:automatic-focus="false" form:apply-design-mode="false"/>
        <draw:frame draw:style-name="gr6" draw:text-style-name="P3" draw:layer="layout" svg:width="22.86cm" svg:height="1.69cm" svg:x="1.27cm" svg:y="1.27cm">
          <draw:text-box>
            <text:p text:style-name="P12"><text:span text:style-name="T10">JQuery Vs DOM(Java Script)</text:span></text:p>
          </draw:text-box>
        </draw:frame>
        <draw:frame draw:style-name="gr7" draw:text-style-name="P14" draw:layer="layout" svg:width="27.172cm" svg:height="15.592cm" svg:x="0.57cm" svg:y="3.645cm">
          <draw:text-box>
            <text:p text:style-name="P13"><text:span text:style-name="T11">&lt;html&gt;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Get All &lt;p&gt; tags by using DOM : </text:span></text:p>
            <text:p text:style-name="P13"><text:span text:style-name="T11">&lt;head&gt;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/text:span><text:span text:style-name="T11"><text:tab/></text:span><text:span text:style-name="T11"><text:tab/></text:span><text:span text:style-name="T11"> <text:s text:c="3"/>document.getElementsByTagName("p");</text:span></text:p>
            <text:p text:style-name="P13"><text:span text:style-name="T11">&lt;title&gt;Document&lt;/title&gt;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3"/>Get All &lt;p&gt; tags by using jQuery :</text:span><text:span text:style-name="T11"><text:tab/></text:span><text:span text:style-name="T11"><text:tab/></text:span><text:span text:style-name="T11"><text:tab/></text:span></text:p>
            <text:p text:style-name="P13"><text:span text:style-name="T11">&lt;script type="text/javascript" src="jquery.js"&gt;</text:span><text:span text:style-name="T11"><text:tab/></text:span><text:span text:style-name="T11"> <text:s/>$("p");</text:span></text:p>
            <text:p text:style-name="P13"><text:span text:style-name="T11">&lt;/script&gt;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2"/>Get the tag with id "list1" (DOM) : </text:span></text:p>
            <text:p text:style-name="P13"><text:span text:style-name="T11">&lt;script type="text/javascript"&gt;</text:span><text:span text:style-name="T11"><text:tab/></text:span><text:span text:style-name="T11"><text:tab/></text:span><text:span text:style-name="T11"><text:tab/></text:span><text:span text:style-name="T11"><text:tab/></text:span><text:span text:style-name="T11">document.getElementById("list1");</text:span></text:p>
            <text:p text:style-name="P13"><text:span text:style-name="T11"><text:s text:c="4"/></text:span><text:span text:style-name="T11">$("document").ready(function() {</text:span><text:span text:style-name="T11"><text:tab/></text:span><text:span text:style-name="T11"><text:tab/></text:span><text:span text:style-name="T11"><text:tab/></text:span><text:span text:style-name="T11">Get the tag with id "list1" </text:span></text:p>
            <text:p text:style-name="P13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/text:span><text:span text:style-name="T11">(jQuery) : </text:span></text:p>
            <text:p text:style-name="P13"><text:span text:style-name="T11"><text:s text:c="4"/></text:span><text:span text:style-name="T11">});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4"/>$("#list1");</text:span></text:p>
            <text:p text:style-name="P13"><text:span text:style-name="T11">&lt;/script&gt;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2"/>Get All &lt;li&gt; tags with class "a"</text:span></text:p>
            <text:p text:style-name="P13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/text:span><text:span text:style-name="T11">(jQuery) :</text:span></text:p>
            <text:p text:style-name="P13"><text:span text:style-name="T11">&lt;style type="text/css"&gt;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5"/>$("li.a"); or $(ul.a);</text:span></text:p>
            <text:p text:style-name="P13"><text:span text:style-name="T11">.a { color: Navy; }</text:span></text:p>
            <text:p text:style-name="P13"><text:span text:style-name="T11">.b { color: Maroon; }</text:span></text:p>
            <text:p text:style-name="P13"><text:span text:style-name="T11">&lt;/style&gt;</text:span></text:p>
            <text:p text:style-name="P13"><text:span text:style-name="T11">&lt;/head&gt;</text:span></text:p>
            <text:p text:style-name="P13"><text:span text:style-name="T11">&lt;body&gt;</text:span></text:p>
            <text:p text:style-name="P13"><text:span text:style-name="T11"><text:tab/></text:span><text:span text:style-name="T11">&lt;ul id="list1"&gt;</text:span></text:p>
            <text:p text:style-name="P13"><text:span text:style-name="T11"><text:tab/></text:span><text:span text:style-name="T11"><text:tab/></text:span><text:span text:style-name="T11">&lt;li class="a"&gt;item 1&lt;/li&gt;</text:span></text:p>
            <text:p text:style-name="P13"><text:span text:style-name="T11"><text:tab/></text:span><text:span text:style-name="T11"><text:tab/></text:span><text:span text:style-name="T11">&lt;li class="a"&gt;item 2&lt;/li&gt;</text:span></text:p>
            <text:p text:style-name="P13"><text:span text:style-name="T11"><text:tab/></text:span><text:span text:style-name="T11"><text:tab/></text:span><text:span text:style-name="T11">&lt;li class="b"&gt;item 3&lt;/li&gt;</text:span></text:p>
            <text:p text:style-name="P13"><text:span text:style-name="T11"><text:tab/></text:span><text:span text:style-name="T11"><text:tab/></text:span><text:span text:style-name="T11">&lt;li class="b"&gt;item 4&lt;/li&gt;</text:span></text:p>
            <text:p text:style-name="P13"><text:span text:style-name="T11"><text:tab/></text:span><text:span text:style-name="T11">&lt;/ul&gt;</text:span></text:p>
            <text:p text:style-name="P13"><text:span text:style-name="T11">&lt;p class="a"&gt;This is paragraph 1&lt;/p&gt;</text:span></text:p>
            <text:p text:style-name="P13"><text:span text:style-name="T11">&lt;p&gt;This is paragraph 2&lt;/p&gt;</text:span></text:p>
            <text:p text:style-name="P13"><text:span text:style-name="T11">&lt;p class="b"&gt;This is paragraph 3&lt;/p&gt;</text:span></text:p>
            <text:p text:style-name="P13"><text:span text:style-name="T11">&lt;p&gt;This is paragraph 4&lt;/p&gt;</text:span></text:p>
            <text:p text:style-name="P13"><text:span text:style-name="T11">&lt;/body&gt;</text:span></text:p>
            <text:p text:style-name="P13"><text:span text:style-name="T11">&lt;/html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>
        <office:forms form:automatic-focus="false" form:apply-design-mode="false"/>
        <draw:frame draw:style-name="gr4" draw:text-style-name="P16" draw:layer="layout" svg:width="24.13cm" svg:height="1.377cm" svg:x="0.635cm" svg:y="1.135cm">
          <draw:text-box>
            <text:p text:style-name="P15"><text:span text:style-name="T12">hierarchy and combination selectors</text:span></text:p>
          </draw:text-box>
        </draw:frame>
        <draw:frame draw:style-name="gr8" draw:text-style-name="P8" draw:layer="layout" svg:width="23.963cm" svg:height="4.381cm" svg:x="0.802cm" svg:y="3.915cm">
          <draw:text-box>
            <text:list text:style-name="L2">
              <text:list-item>
                <text:p text:style-name="P7"><text:span text:style-name="T13">The hierarchy and combination selectors allow you to get a little more advanced in selecting page content</text:span></text:p>
              </text:list-item>
              <text:list-item>
                <text:p text:style-name="P7"><text:span text:style-name="T13">you can select elements based on hierarchical relationships or on a series of common criteria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>
        <office:forms form:automatic-focus="false" form:apply-design-mode="false"/>
        <draw:frame draw:style-name="gr9" draw:text-style-name="P18" draw:layer="layout" svg:width="24.13cm" svg:height="8.116cm" svg:x="0.635cm" svg:y="0.635cm">
          <draw:text-box>
            <text:p text:style-name="P17"><text:span text:style-name="T14">SELECTOR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PURPOSE</text:span></text:p>
            <text:p text:style-name="P17"><text:span text:style-name="T14">Selector, Selector....</text:span><text:span text:style-name="T14"><text:tab/></text:span><text:span text:style-name="T14"><text:tab/></text:span><text:span text:style-name="T14">Finds all of the specified selectors</text:span></text:p>
            <text:p text:style-name="P17"><text:span text:style-name="T14">.class1.class2</text:span><text:span text:style-name="T14"><text:tab/></text:span><text:span text:style-name="T14"><text:tab/></text:span><text:span text:style-name="T14"><text:tab/></text:span><text:span text:style-name="T14"><text:tab/></text:span><text:span text:style-name="T14">Finds all elements with both .class1 and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.class2 applied</text:span></text:p>
            <text:p text:style-name="P17"><text:span text:style-name="T14">parent&gt;child</text:span><text:span text:style-name="T14"><text:tab/></text:span><text:span text:style-name="T14"><text:tab/></text:span><text:span text:style-name="T14"><text:tab/></text:span><text:span text:style-name="T14"><text:tab/></text:span><text:span text:style-name="T14">Finds all child elements that direct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children of elements of type parent</text:span></text:p>
            <text:p text:style-name="P17"><text:span text:style-name="T14">anscestor descendant</text:span><text:span text:style-name="T14"><text:tab/></text:span><text:span text:style-name="T14"><text:tab/></text:span><text:span text:style-name="T14">Finds all descendant elements that are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contained within elements of type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/>anscestor</text:span></text:p>
            <text:p text:style-name="P17"><text:span text:style-name="T14">prev + next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Finds all next elements that are next to a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previous elements</text:span></text:p>
            <text:p text:style-name="P17"><text:span text:style-name="T14">prev ~ siblings</text:span><text:span text:style-name="T14"><text:tab/></text:span><text:span text:style-name="T14"><text:tab/></text:span><text:span text:style-name="T14"><text:tab/></text:span><text:span text:style-name="T14">Finds all sibling elements that come after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prev and match siblings selec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>
        <office:forms form:automatic-focus="false" form:apply-design-mode="false"/>
        <draw:frame draw:style-name="gr4" draw:text-style-name="P20" draw:layer="layout" svg:width="22.86cm" svg:height="1.69cm" svg:x="1.27cm" svg:y="0.635cm">
          <draw:text-box>
            <text:p text:style-name="P19"><text:span text:style-name="T15">JQuery FILTERS</text:span></text:p>
          </draw:text-box>
        </draw:frame>
        <draw:frame draw:style-name="gr10" draw:text-style-name="P21" draw:layer="layout" svg:width="24.074cm" svg:height="13.798cm" svg:x="0.635cm" svg:y="3.81cm">
          <draw:text-box>
            <text:list text:style-name="L1">
              <text:list-item>
                <text:p text:style-name="P21"><text:span text:style-name="T8">Filters work with selectors to provide even more fine-grained control over how elements are selected in the document like position or index.</text:span></text:p>
              </text:list-item>
            </text:list>
            <text:p text:style-name="P7"><text:span text:style-name="T16">FILTER</text:span><text:span text:style-name="T16"><text:tab/></text:span><text:span text:style-name="T17"><text:tab/></text:span><text:span text:style-name="T17"><text:tab/></text:span><text:span text:style-name="T17"><text:tab/></text:span><text:span text:style-name="T17"><text:tab/></text:span><text:span text:style-name="T16">PURPOSE</text:span></text:p>
            <text:p text:style-name="P7"><text:span text:style-name="T17">:first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Selects only the first instance of the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selector's returned set</text:span></text:p>
            <text:p text:style-name="P7"><text:span text:style-name="T17">:last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Selects only the first instance of the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selector's returned set</text:span></text:p>
            <text:p text:style-name="P7"><text:span text:style-name="T17">:even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Selects only the even-numbered elements in the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selector's returned set</text:span></text:p>
            <text:p text:style-name="P7"><text:span text:style-name="T17">:odd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Selects only the odd-numbered elements in the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selector's returned set</text:span></text:p>
            <text:p text:style-name="P7"><text:span text:style-name="T17">:eq(n)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Filters out elements that are not positioned at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the given index</text:span></text:p>
            <text:p text:style-name="P7"><text:span text:style-name="T17">:lt(n)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Includes elements that are past the given index</text:span></text:p>
            <text:p text:style-name="P7"><text:span text:style-name="T17">:gt(n)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Includes elements that are before the given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index</text:span></text:p>
            <text:p text:style-name="P7"><text:span text:style-name="T17">:header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Selects all header elements(h1,h2,h3 etc.)</text:span></text:p>
            <text:p text:style-name="P7"><text:span text:style-name="T17">:animated</text:span><text:span text:style-name="T17"><text:tab/></text:span><text:span text:style-name="T17"><text:tab/></text:span><text:span text:style-name="T17"><text:tab/></text:span><text:span text:style-name="T17"><text:tab/></text:span><text:span text:style-name="T17">Selects all elements that are currently being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animated in same way</text:span></text:p>
            <text:p text:style-name="P7"><text:span text:style-name="T17">:not(selector)</text:span><text:span text:style-name="T17"><text:tab/></text:span><text:span text:style-name="T17"><text:tab/></text:span><text:span text:style-name="T17"><text:tab/></text:span><text:span text:style-name="T17">Includes elements that do not match the given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selec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>
        <office:forms form:automatic-focus="false" form:apply-design-mode="false"/>
        <draw:frame draw:style-name="gr4" draw:text-style-name="P19" draw:layer="layout" svg:width="22.86cm" svg:height="1.69cm" svg:x="1.27cm" svg:y="0.635cm">
          <draw:text-box>
            <text:p text:style-name="P22"><text:span text:style-name="T15">jQuery ATTRIBUTES</text:span></text:p>
          </draw:text-box>
        </draw:frame>
        <draw:frame draw:style-name="gr11" draw:text-style-name="P8" draw:layer="layout" svg:width="24.074cm" svg:height="13.97cm" svg:x="0.635cm" svg:y="3.81cm">
          <draw:text-box>
            <text:list text:style-name="L1">
              <text:list-item>
                <text:p text:style-name="P7"><text:span text:style-name="T8">You can filter the results of a selector statement based on attribute content</text:span></text:p>
              </text:list-item>
            </text:list>
            <text:p text:style-name="P23"><text:span text:style-name="T16">FILTER</text:span><text:span text:style-name="T16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6">PURPOSE</text:span></text:p>
            <text:p text:style-name="P7"><text:span text:style-name="T17">[attribute]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Includes elements in the result set if they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have the specified attribute</text:span></text:p>
            <text:p text:style-name="P7"><text:span text:style-name="T17">[attribute=value]</text:span><text:span text:style-name="T17"><text:tab/></text:span><text:span text:style-name="T17"><text:tab/></text:span><text:span text:style-name="T17"><text:tab/></text:span><text:span text:style-name="T17">Includes elements in the result set if they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have the specified attribute and it has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the given value</text:span></text:p>
            <text:p text:style-name="P7"><text:span text:style-name="T17">[attribute!=value]</text:span><text:span text:style-name="T17"><text:tab/></text:span><text:span text:style-name="T17"><text:tab/></text:span><text:span text:style-name="T17"><text:tab/></text:span><text:span text:style-name="T17">Includes elements in the result set only if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they have the specified attribute and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it doesn't have the given value</text:span></text:p>
            <text:p text:style-name="P7"><text:span text:style-name="T17">[attribute^=value]</text:span><text:span text:style-name="T17"><text:tab/></text:span><text:span text:style-name="T17"><text:tab/></text:span><text:span text:style-name="T17"><text:tab/></text:span><text:span text:style-name="T17">Includes elements that have the specified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attribute and it starts with the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specified value</text:span></text:p>
            <text:p text:style-name="P7"><text:span text:style-name="T17">[attribute$=value]</text:span><text:span text:style-name="T17"><text:tab/></text:span><text:span text:style-name="T17"><text:tab/></text:span><text:span text:style-name="T17"><text:tab/></text:span><text:span text:style-name="T17">Includes elements that have the specified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attribute and it ends with the specified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4"/>value</text:span></text:p>
            <text:p text:style-name="P7"><text:span text:style-name="T17">[attribute*=value]</text:span><text:span text:style-name="T17"><text:tab/></text:span><text:span text:style-name="T17"><text:tab/></text:span><text:span text:style-name="T17"><text:tab/></text:span><text:span text:style-name="T17">Includes elements that have the specified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attribute and it contains the specified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5"/></text:span><text:span text:style-name="T17"><text:tab/></text:span><text:span text:style-name="T17"> value</text:span></text:p>
            <text:p text:style-name="P7"><text:span text:style-name="T17">[attrFilter1][attrFilterN]</text:span><text:span text:style-name="T17"><text:tab/></text:span><text:span text:style-name="T17">Includes elements that match all of the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specified attribute filt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2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2="1" draw:dots2-length="0.078cm" draw:distance="0.026cm"/>
    <draw:stroke-dash draw:name="Dash_20_3" draw:display-name="Dash 3" draw:style="rect" draw:dots2="1" draw:dots2-length="0.096cm" draw:distance="0.032cm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0084d1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Georgia" fo:font-size="27pt" fo:font-style="normal" fo:text-shadow="none" style:text-underline-style="none" fo:font-weight="normal" style:letter-kerning="true" style:font-family-asian="SimSun" style:font-family-generic-asian="system" style:font-pitch-asian="variable" style:font-size-asian="27pt" style:font-style-asian="normal" style:font-weight-asian="normal" style:font-family-complex="Tahoma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Georgia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4617b" style:text-line-through-style="none" fo:font-family="Georgia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Georgia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Georgia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Georgia" fo:font-size="27pt" fo:font-style="normal" fo:text-shadow="none" style:text-underline-style="none" fo:font-weight="normal" style:letter-kerning="true" style:font-family-asian="SimSun" style:font-family-generic-asian="system" style:font-pitch-asian="variable" style:font-size-asian="27pt" style:font-style-asian="normal" style:font-weight-asian="normal" style:font-family-complex="Tahoma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Georgia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4617b" style:text-line-through-style="none" fo:font-family="Georgia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Georgia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Georgia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solid" draw:fill-color="#ffffff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miter" draw:fill="solid" draw:fill-color="#0bd0d9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09b7bf" draw:stroke-linejoin="miter" draw:fill="non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dash" draw:stroke-dash="Dash_20_2" svg:stroke-width="0.026cm" svg:stroke-color="#09b7bf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44cm" draw:fill="solid" draw:fill-color="#ffffff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141cm" svg:stroke-color="#09b7bf" draw:fill="solid" draw:fill-color="#ffffff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draw:fill="none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dash" draw:stroke-dash="Dash_20_3" svg:stroke-width="0.032cm" svg:stroke-color="#09b7bf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outline1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9cm" fo:margin-bottom="0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55cm" fo:margin-bottom="0cm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41cm" fo:margin-bottom="0cm" fo:text-align="start" fo:text-indent="0cm" style:punctuation-wrap="hanging"/>
      <style:text-properties fo:hyphenate="false"/>
    </style:style>
    <style:style style:name="MP14" style:family="paragraph">
      <style:paragraph-properties fo:margin-left="0cm" fo:margin-right="0cm" fo:margin-top="0.127cm" fo:margin-bottom="0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4617b" style:text-line-through-style="none" fo:font-family="Georgia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3" style:family="text">
      <style:text-properties fo:color="#000000" style:text-line-through-style="none" fo:font-family="Georgia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color="#09b7bf" style:text-line-through-style="none" fo:font-family="Georgia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color="#0f6fc6" style:text-line-through-style="none" fo:font-family="Georgia" fo:font-size="42pt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6" style:family="text">
      <style:text-properties fo:color="#09b7bf" style:text-line-through-style="none" fo:font-family="Georgia" fo:font-size="33pt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MT7" style:family="text">
      <style:text-properties fo:color="#000000" style:text-line-through-style="none" fo:font-family="Georgia" fo:font-size="27pt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8" style:family="text">
      <style:text-properties fo:color="#04617b" style:text-line-through-style="none" fo:font-family="Georgia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9" style:family="text">
      <style:text-properties fo:color="#000000" style:text-line-through-style="none" fo:font-family="Georgia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4617b" style:text-line-through-style="none" fo:font-family="Georgia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fo:font-family="Georgia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">
        <style:list-level-properties text:space-before="0.001cm" text:min-label-width="0.761cm"/>
        <style:text-properties fo:font-family="'Wingdings 2'" fo:color="#0f6fc6" fo:font-size="8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">
        <style:list-level-properties text:space-before="0.001cm" text:min-label-width="0.761cm"/>
        <style:text-properties fo:font-family="'Wingdings 2'" fo:color="#0f6fc6" fo:font-size="85%"/>
      </text:list-level-style-bullet>
      <text:list-level-style-bullet text:level="2" text:bullet-char="">
        <style:list-level-properties text:space-before="0.763cm" text:min-label-width="0.761cm"/>
        <style:text-properties fo:font-family="Wingdings" fo:color="#009dd9" fo:font-size="7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">
        <style:list-level-properties text:space-before="0.001cm" text:min-label-width="0.761cm"/>
        <style:text-properties fo:font-family="'Wingdings 2'" fo:color="#0f6fc6" fo:font-size="85%"/>
      </text:list-level-style-bullet>
      <text:list-level-style-bullet text:level="2" text:bullet-char="">
        <style:list-level-properties text:space-before="0.763cm" text:min-label-width="0.761cm"/>
        <style:text-properties fo:font-family="Wingdings" fo:color="#009dd9" fo:font-size="70%"/>
      </text:list-level-style-bullet>
      <text:list-level-style-bullet text:level="3" text:bullet-char="">
        <style:list-level-properties text:space-before="1.652cm" text:min-label-width="0.634cm"/>
        <style:text-properties fo:font-family="'Wingdings 2'" fo:color="#0bd0d9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">
        <style:list-level-properties text:space-before="0.001cm" text:min-label-width="0.761cm"/>
        <style:text-properties fo:font-family="'Wingdings 2'" fo:color="#0f6fc6" fo:font-size="85%"/>
      </text:list-level-style-bullet>
      <text:list-level-style-bullet text:level="2" text:bullet-char="">
        <style:list-level-properties text:space-before="0.763cm" text:min-label-width="0.761cm"/>
        <style:text-properties fo:font-family="Wingdings" fo:color="#009dd9" fo:font-size="70%"/>
      </text:list-level-style-bullet>
      <text:list-level-style-bullet text:level="3" text:bullet-char="">
        <style:list-level-properties text:space-before="1.652cm" text:min-label-width="0.634cm"/>
        <style:text-properties fo:font-family="'Wingdings 2'" fo:color="#0bd0d9" fo:font-size="75%"/>
      </text:list-level-style-bullet>
      <text:list-level-style-bullet text:level="4" text:bullet-char="">
        <style:list-level-properties text:space-before="2.414cm" text:min-label-width="0.634cm"/>
        <style:text-properties fo:font-family="Wingdings" fo:color="#10cf9b" fo:font-size="7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">
        <style:list-level-properties text:space-before="0.001cm" text:min-label-width="0.761cm"/>
        <style:text-properties fo:font-family="'Wingdings 2'" fo:color="#0f6fc6" fo:font-size="85%"/>
      </text:list-level-style-bullet>
      <text:list-level-style-bullet text:level="2" text:bullet-char="">
        <style:list-level-properties text:space-before="0.763cm" text:min-label-width="0.761cm"/>
        <style:text-properties fo:font-family="Wingdings" fo:color="#009dd9" fo:font-size="70%"/>
      </text:list-level-style-bullet>
      <text:list-level-style-bullet text:level="3" text:bullet-char="">
        <style:list-level-properties text:space-before="1.652cm" text:min-label-width="0.634cm"/>
        <style:text-properties fo:font-family="'Wingdings 2'" fo:color="#0bd0d9" fo:font-size="75%"/>
      </text:list-level-style-bullet>
      <text:list-level-style-bullet text:level="4" text:bullet-char="">
        <style:list-level-properties text:space-before="2.414cm" text:min-label-width="0.634cm"/>
        <style:text-properties fo:font-family="Wingdings" fo:color="#10cf9b" fo:font-size="70%"/>
      </text:list-level-style-bullet>
      <text:list-level-style-bullet text:level="5" text:bullet-char="•">
        <style:list-level-properties text:space-before="3.176cm" text:min-label-width="0.634cm"/>
        <style:text-properties fo:font-family="StarSymbol" fo:color="#7cca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Rectangle 16" draw:style-name="Mgr3" draw:text-style-name="MP3" draw:layer="backgroundobjects" svg:width="25.399cm" svg:height="0.422cm" svg:x="0cm" svg:y="18.627cm">
        <text:p/>
        <draw:enhanced-geometry svg:viewBox="0 0 21600 21600" draw:type="rectangle" draw:enhanced-path="M 0 0 L 21600 0 21600 21600 0 21600 0 0 Z N"/>
      </draw:custom-shape>
      <draw:custom-shape draw:name="Rectangle 15" draw:style-name="Mgr3" draw:text-style-name="MP3" draw:layer="backgroundobjects" svg:width="25.399cm" svg:height="3.869cm" svg:x="0cm" svg:y="0cm">
        <text:p/>
        <draw:enhanced-geometry svg:viewBox="0 0 21600 21600" draw:type="rectangle" draw:enhanced-path="M 0 0 L 21600 0 21600 21600 0 21600 0 0 Z N"/>
      </draw:custom-shape>
      <draw:custom-shape draw:name="Rectangle 17" draw:style-name="Mgr3" draw:text-style-name="MP3" draw:layer="backgroundobjects" svg:width="0.422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Rectangle 18" draw:style-name="Mgr3" draw:text-style-name="MP3" draw:layer="backgroundobjects" svg:width="0.422cm" svg:height="19.049cm" svg:x="24.977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24.535cm" svg:height="0.859cm" svg:x="0.415cm" svg:y="17.746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3" draw:layer="backgroundobjects" svg:width="24.535cm" svg:height="18.185cm" svg:x="0.423cm" svg:y="0.432cm">
        <text:p/>
        <draw:enhanced-geometry svg:viewBox="0 0 21600 21600" draw:type="rectangle" draw:enhanced-path="M 0 0 L 21600 0 21600 21600 0 21600 0 0 Z N"/>
      </draw:custom-shape>
      <draw:line draw:name="Straight Connector 9" draw:style-name="Mgr6" draw:text-style-name="MP4" draw:layer="backgroundobjects" svg:x1="0.423cm" svg:y1="3.546cm" svg:x2="24.959cm" svg:y2="3.546cm">
        <text:p/>
      </draw:line>
      <draw:custom-shape draw:name="Oval 11" draw:style-name="Mgr7" draw:text-style-name="MP3" draw:layer="backgroundobjects" svg:width="1.692cm" svg:height="1.692cm" svg:x="11.853cm" svg:y="2.65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14" draw:style-name="Mgr8" draw:text-style-name="MP3" draw:layer="backgroundobjects" svg:width="1.167cm" svg:height="1.167cm" svg:x="12.116cm" svg:y="2.91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Rectangle 14" draw:style-name="Mgr3" draw:text-style-name="MP3" draw:layer="backgroundobjects" svg:width="25.399cm" svg:height="0.422cm" svg:x="0cm" svg:y="18.627cm">
        <text:p/>
        <draw:enhanced-geometry svg:viewBox="0 0 21600 21600" draw:type="rectangle" draw:enhanced-path="M 0 0 L 21600 0 21600 21600 0 21600 0 0 Z N"/>
      </draw:custom-shape>
      <draw:custom-shape draw:name="Rectangle 18" draw:style-name="Mgr3" draw:text-style-name="MP3" draw:layer="backgroundobjects" svg:width="0.422cm" svg:height="19.049cm" svg:x="24.977cm" svg:y="0.008cm">
        <text:p/>
        <draw:enhanced-geometry svg:viewBox="0 0 21600 21600" draw:type="rectangle" draw:enhanced-path="M 0 0 L 21600 0 21600 21600 0 21600 0 0 Z N"/>
      </draw:custom-shape>
      <draw:custom-shape draw:name="Rectangle 17" draw:style-name="Mgr3" draw:text-style-name="MP3" draw:layer="backgroundobjects" svg:width="0.422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Rectangle 15" draw:style-name="Mgr3" draw:text-style-name="MP3" draw:layer="backgroundobjects" svg:width="25.399cm" svg:height="6.984cm" svg:x="0cm" svg:y="0cm">
        <text:p/>
        <draw:enhanced-geometry svg:viewBox="0 0 21600 21600" draw:type="rectangle" draw:enhanced-path="M 0 0 L 21600 0 21600 21600 0 21600 0 0 Z N"/>
      </draw:custom-shape>
      <draw:custom-shape draw:name="Rectangle 11" draw:style-name="Mgr4" draw:text-style-name="MP3" draw:layer="backgroundobjects" svg:width="24.535cm" svg:height="0.859cm" svg:x="0.406cm" svg:y="17.755cm">
        <text:p/>
        <draw:enhanced-geometry svg:viewBox="0 0 21600 21600" draw:type="rectangle" draw:enhanced-path="M 0 0 L 21600 0 21600 21600 0 21600 0 0 Z N"/>
      </draw:custom-shape>
      <draw:custom-shape draw:name="Subtitle 8" draw:style-name="Mgr9" draw:text-style-name="MP3" draw:layer="backgroundobjects" svg:width="17.779cm" svg:height="4.867cm" svg:x="3.81cm" svg:y="7.832cm">
        <text:p text:style-name="MP5"><text:span text:style-name="MT2">Click to edit Master subtitle style</text:span></text:p>
        <draw:enhanced-geometry svg:viewBox="0 0 21600 21600" draw:type="rectangle" draw:enhanced-path="M 0 0 L 21600 0 21600 21600 0 21600 0 0 Z N"/>
      </draw:custom-shape>
      <draw:frame draw:name="Date Placeholder 27" presentation:style-name="Mpr1" draw:text-style-name="MP7" draw:layer="backgroundobjects" svg:width="8.457cm" svg:height="1.015cm" svg:x="16.087cm" svg:y="17.792cm" presentation:class="date-time" presentation:user-transformed="true">
        <draw:text-box>
          <text:p text:style-name="MP6"><text:span text:style-name="MT3"><text:date style:data-style-name="D1" text:date-value="2012-03-12">3/12/12</text:date></text:span></text:p>
        </draw:text-box>
      </draw:frame>
      <draw:frame draw:name="Footer Placeholder 16" presentation:style-name="Mpr1" draw:text-style-name="MP8" draw:layer="backgroundobjects" svg:width="9.947cm" svg:height="1.015cm" svg:x="0.847cm" svg:y="17.808cm" presentation:class="footer" presentation:user-transformed="true">
        <draw:text-box>
          <text:p/>
        </draw:text-box>
      </draw:frame>
      <draw:line draw:name="Straight Connector 6" draw:style-name="Mgr10" draw:text-style-name="MP4" draw:layer="backgroundobjects" svg:x1="0.431cm" svg:y1="6.722cm" svg:x2="24.968cm" svg:y2="6.722cm">
        <text:p/>
      </draw:line>
      <draw:custom-shape draw:name="Rectangle 9" draw:style-name="Mgr5" draw:text-style-name="MP3" draw:layer="backgroundobjects" svg:width="24.535cm" svg:height="18.185cm" svg:x="0.423cm" svg:y="0.423cm">
        <text:p/>
        <draw:enhanced-geometry svg:viewBox="0 0 21600 21600" draw:type="rectangle" draw:enhanced-path="M 0 0 L 21600 0 21600 21600 0 21600 0 0 Z N"/>
      </draw:custom-shape>
      <draw:custom-shape draw:name="Oval 12" draw:style-name="Mgr7" draw:text-style-name="MP3" draw:layer="backgroundobjects" svg:width="1.692cm" svg:height="1.692cm" svg:x="11.853cm" svg:y="5.87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13" draw:style-name="Mgr8" draw:text-style-name="MP3" draw:layer="backgroundobjects" svg:width="1.167cm" svg:height="1.167cm" svg:x="12.116cm" svg:y="6.13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Slide Number Placeholder 28" presentation:style-name="Mpr1" draw:text-style-name="MP9" draw:layer="backgroundobjects" svg:width="1.269cm" svg:height="1.225cm" svg:x="12.065cm" svg:y="6.11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draw:frame draw:name="Title 7" presentation:style-name="Mpr2" draw:text-style-name="MP3" draw:layer="backgroundobjects" svg:width="21.589cm" svg:height="4.867cm" svg:x="1.905cm" svg:y="1.058cm" presentation:class="title" presentation:user-transformed="true">
        <draw:text-box>
          <text:p text:style-name="MP10"><text:span text:style-name="MT5">Click to edit the title text formatClick to edit Master title style</text:span></text:p>
        </draw:text-box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name="Rectangle 16" draw:style-name="Mgr3" draw:text-style-name="MP3" draw:layer="backgroundobjects" svg:width="25.399cm" svg:height="0.422cm" svg:x="0cm" svg:y="18.627cm">
        <text:p/>
        <draw:enhanced-geometry svg:viewBox="0 0 21600 21600" draw:type="rectangle" draw:enhanced-path="M 0 0 L 21600 0 21600 21600 0 21600 0 0 Z N"/>
      </draw:custom-shape>
      <draw:custom-shape draw:name="Rectangle 15" draw:style-name="Mgr3" draw:text-style-name="MP3" draw:layer="backgroundobjects" svg:width="25.399cm" svg:height="3.869cm" svg:x="0cm" svg:y="0cm">
        <text:p/>
        <draw:enhanced-geometry svg:viewBox="0 0 21600 21600" draw:type="rectangle" draw:enhanced-path="M 0 0 L 21600 0 21600 21600 0 21600 0 0 Z N"/>
      </draw:custom-shape>
      <draw:custom-shape draw:name="Rectangle 17" draw:style-name="Mgr3" draw:text-style-name="MP3" draw:layer="backgroundobjects" svg:width="0.422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Rectangle 18" draw:style-name="Mgr3" draw:text-style-name="MP3" draw:layer="backgroundobjects" svg:width="0.422cm" svg:height="19.049cm" svg:x="24.977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24.535cm" svg:height="0.859cm" svg:x="0.415cm" svg:y="17.746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3" draw:layer="backgroundobjects" svg:width="24.535cm" svg:height="18.185cm" svg:x="0.423cm" svg:y="0.432cm">
        <text:p/>
        <draw:enhanced-geometry svg:viewBox="0 0 21600 21600" draw:type="rectangle" draw:enhanced-path="M 0 0 L 21600 0 21600 21600 0 21600 0 0 Z N"/>
      </draw:custom-shape>
      <draw:line draw:name="Straight Connector 9" draw:style-name="Mgr6" draw:text-style-name="MP4" draw:layer="backgroundobjects" svg:x1="0.423cm" svg:y1="3.546cm" svg:x2="24.959cm" svg:y2="3.546cm">
        <text:p/>
      </draw:line>
      <draw:custom-shape draw:name="Oval 11" draw:style-name="Mgr7" draw:text-style-name="MP3" draw:layer="backgroundobjects" svg:width="1.692cm" svg:height="1.692cm" svg:x="11.853cm" svg:y="2.65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14" draw:style-name="Mgr8" draw:text-style-name="MP3" draw:layer="backgroundobjects" svg:width="1.167cm" svg:height="1.167cm" svg:x="12.116cm" svg:y="2.91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Title 1" presentation:style-name="Mpr5" draw:text-style-name="MP3" draw:layer="backgroundobjects" svg:width="23.706cm" svg:height="2.107cm" svg:x="0.838cm" svg:y="0.635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draw:name="Date Placeholder 3" presentation:style-name="Mpr6" draw:text-style-name="MP7" draw:layer="backgroundobjects" svg:width="8.457cm" svg:height="1.015cm" svg:x="16.087cm" svg:y="17.792cm" presentation:class="date-time" presentation:user-transformed="true">
        <draw:text-box>
          <text:p text:style-name="MP6"><text:span text:style-name="MT3"><text:date style:data-style-name="D1" text:date-value="2012-03-12">3/12/12</text:date></text:span></text:p>
        </draw:text-box>
      </draw:frame>
      <draw:frame draw:name="Footer Placeholder 4" presentation:style-name="Mpr6" draw:text-style-name="MP8" draw:layer="backgroundobjects" svg:width="9.947cm" svg:height="1.015cm" svg:x="0.847cm" svg:y="17.808cm" presentation:class="footer" presentation:user-transformed="true">
        <draw:text-box>
          <text:p/>
        </draw:text-box>
      </draw:frame>
      <draw:frame draw:name="Slide Number Placeholder 5" presentation:style-name="Mpr6" draw:text-style-name="MP9" draw:layer="backgroundobjects" svg:width="1.269cm" svg:height="1.225cm" svg:x="12.116cm" svg:y="2.851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draw:name="Content Placeholder 7" presentation:style-name="Mpr7" draw:text-style-name="MP3" draw:layer="backgroundobjects" svg:width="23.621cm" svg:height="12.699cm" svg:x="0.838cm" svg:y="4.242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dc:date>2012-03-12T10:28:19.46</dc:date>
    <meta:editing-duration>PT11H48M05S</meta:editing-duration>
    <meta:editing-cycles>191</meta:editing-cycles>
    <meta:document-statistic meta:object-count="97"/>
  </office:meta>
</office:document-meta>
</file>